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247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06">
      <style:text-properties fo:font-size="8pt" style:font-size-asian="8pt" style:font-size-complex="8pt"/>
    </style:style>
    <style:style style:name="ce4" style:family="table-cell" style:parent-style-name="Default" style:data-style-name="N106">
      <style:text-properties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>
            <text:p>Rz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100">
            <text:p>100</text:p>
          </table:table-cell>
          <table:table-cell table:style-name="ce1" office:value-type="string">
            <text:p>Ohm</text:p>
          </table:table-cell>
        </table:table-row>
        <table:table-row table:style-name="ro2">
          <table:table-cell table:style-name="Default" table:number-columns-repeated="4"/>
          <table:table-cell/>
        </table:table-row>
        <table:table-row table:style-name="ro1">
          <table:table-cell table:style-name="ce2" office:value-type="string">
            <text:p>U out</text:p>
          </table:table-cell>
          <table:table-cell table:style-name="ce2" office:value-type="string">
            <text:p>P out</text:p>
          </table:table-cell>
          <table:table-cell table:style-name="ce2" office:value-type="string">
            <text:p>P out</text:p>
          </table:table-cell>
          <table:table-cell table:style-name="ce2" office:value-type="string">
            <text:p>P out</text:p>
          </table:table-cell>
          <table:table-cell>
            <draw:frame table:end-cell-address="List1.O51" table:end-x="0.189cm" table:end-y="0.292cm" draw:z-index="0" draw:style-name="gr1" svg:width="22.668cm" svg:height="17.016cm" svg:x="0.102cm" svg:y="0.1cm">
              <draw:object draw:notify-on-update-of-ranges="List1.A3:List1.A3 List1.A4:List1.A54 List1.B1:List1.B1 List1.B3:List1.B54 List1.A3:List1.A54 List1.D1:List1.D1 List1.D3:List1.D54 List1.A3:List1.A54 List1.C1:List1.C1 List1.C3:List1.C54 List1.A3:List1.A5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3">
          <table:table-cell office:value-type="float" office:value="0">
            <text:p>0,000</text:p>
          </table:table-cell>
          <table:table-cell table:formula="of:=(([.A4]/(SQRT(2)))^2)/[.$B$1]" office:value-type="float" office:value="0">
            <text:p>0,000</text:p>
          </table:table-cell>
          <table:table-cell table:formula="of:=(([.A4]/(SQRT(2)))^2)/[.$C$1]" office:value-type="float" office:value="0">
            <text:p>0,000</text:p>
          </table:table-cell>
          <table:table-cell table:formula="of:=(([.A4]/(SQRT(2)))^2)/[.$D$1]" office:value-type="float" office:value="0">
            <text:p>0,000</text:p>
          </table:table-cell>
          <table:table-cell/>
        </table:table-row>
        <table:table-row table:style-name="ro3">
          <table:table-cell table:formula="of:=[.A4]+0.1" office:value-type="float" office:value="0.1">
            <text:p>0,100</text:p>
          </table:table-cell>
          <table:table-cell table:formula="of:=(([.A5]/(SQRT(2)))^2)/[.$B$1]" office:value-type="float" office:value="0.0001">
            <text:p>0,000</text:p>
          </table:table-cell>
          <table:table-cell table:formula="of:=(([.A5]/(SQRT(2)))^2)/[.$C$1]" office:value-type="float" office:value="0.0000666666666666667">
            <text:p>0,000</text:p>
          </table:table-cell>
          <table:table-cell table:formula="of:=(([.A5]/(SQRT(2)))^2)/[.$D$1]" office:value-type="float" office:value="0.00005">
            <text:p>0,000</text:p>
          </table:table-cell>
          <table:table-cell/>
        </table:table-row>
        <table:table-row table:style-name="ro3">
          <table:table-cell table:formula="of:=[.A5]+0.1" office:value-type="float" office:value="0.2">
            <text:p>0,200</text:p>
          </table:table-cell>
          <table:table-cell table:formula="of:=(([.A6]/(SQRT(2)))^2)/[.$B$1]" office:value-type="float" office:value="0.0004">
            <text:p>0,000</text:p>
          </table:table-cell>
          <table:table-cell table:formula="of:=(([.A6]/(SQRT(2)))^2)/[.$C$1]" office:value-type="float" office:value="0.000266666666666667">
            <text:p>0,000</text:p>
          </table:table-cell>
          <table:table-cell table:formula="of:=(([.A6]/(SQRT(2)))^2)/[.$D$1]" office:value-type="float" office:value="0.0002">
            <text:p>0,000</text:p>
          </table:table-cell>
          <table:table-cell/>
        </table:table-row>
        <table:table-row table:style-name="ro3">
          <table:table-cell table:formula="of:=[.A6]+0.1" office:value-type="float" office:value="0.3">
            <text:p>0,300</text:p>
          </table:table-cell>
          <table:table-cell table:formula="of:=(([.A7]/(SQRT(2)))^2)/[.$B$1]" office:value-type="float" office:value="0.0009">
            <text:p>0,001</text:p>
          </table:table-cell>
          <table:table-cell table:formula="of:=(([.A7]/(SQRT(2)))^2)/[.$C$1]" office:value-type="float" office:value="0.0006">
            <text:p>0,001</text:p>
          </table:table-cell>
          <table:table-cell table:formula="of:=(([.A7]/(SQRT(2)))^2)/[.$D$1]" office:value-type="float" office:value="0.00045">
            <text:p>0,000</text:p>
          </table:table-cell>
          <table:table-cell/>
        </table:table-row>
        <table:table-row table:style-name="ro3">
          <table:table-cell table:formula="of:=[.A7]+0.1" office:value-type="float" office:value="0.4">
            <text:p>0,400</text:p>
          </table:table-cell>
          <table:table-cell table:formula="of:=(([.A8]/(SQRT(2)))^2)/[.$B$1]" office:value-type="float" office:value="0.0016">
            <text:p>0,002</text:p>
          </table:table-cell>
          <table:table-cell table:formula="of:=(([.A8]/(SQRT(2)))^2)/[.$C$1]" office:value-type="float" office:value="0.00106666666666667">
            <text:p>0,001</text:p>
          </table:table-cell>
          <table:table-cell table:formula="of:=(([.A8]/(SQRT(2)))^2)/[.$D$1]" office:value-type="float" office:value="0.0008">
            <text:p>0,001</text:p>
          </table:table-cell>
          <table:table-cell/>
        </table:table-row>
        <table:table-row table:style-name="ro3">
          <table:table-cell table:formula="of:=[.A8]+0.1" office:value-type="float" office:value="0.5">
            <text:p>0,500</text:p>
          </table:table-cell>
          <table:table-cell table:formula="of:=(([.A9]/(SQRT(2)))^2)/[.$B$1]" office:value-type="float" office:value="0.0025">
            <text:p>0,003</text:p>
          </table:table-cell>
          <table:table-cell table:formula="of:=(([.A9]/(SQRT(2)))^2)/[.$C$1]" office:value-type="float" office:value="0.00166666666666667">
            <text:p>0,002</text:p>
          </table:table-cell>
          <table:table-cell table:formula="of:=(([.A9]/(SQRT(2)))^2)/[.$D$1]" office:value-type="float" office:value="0.00125">
            <text:p>0,001</text:p>
          </table:table-cell>
          <table:table-cell/>
        </table:table-row>
        <table:table-row table:style-name="ro3">
          <table:table-cell table:formula="of:=[.A9]+0.1" office:value-type="float" office:value="0.6">
            <text:p>0,600</text:p>
          </table:table-cell>
          <table:table-cell table:formula="of:=(([.A10]/(SQRT(2)))^2)/[.$B$1]" office:value-type="float" office:value="0.0036">
            <text:p>0,004</text:p>
          </table:table-cell>
          <table:table-cell table:formula="of:=(([.A10]/(SQRT(2)))^2)/[.$C$1]" office:value-type="float" office:value="0.0024">
            <text:p>0,002</text:p>
          </table:table-cell>
          <table:table-cell table:formula="of:=(([.A10]/(SQRT(2)))^2)/[.$D$1]" office:value-type="float" office:value="0.0018">
            <text:p>0,002</text:p>
          </table:table-cell>
          <table:table-cell/>
        </table:table-row>
        <table:table-row table:style-name="ro3">
          <table:table-cell table:formula="of:=[.A10]+0.1" office:value-type="float" office:value="0.7">
            <text:p>0,700</text:p>
          </table:table-cell>
          <table:table-cell table:formula="of:=(([.A11]/(SQRT(2)))^2)/[.$B$1]" office:value-type="float" office:value="0.0049">
            <text:p>0,005</text:p>
          </table:table-cell>
          <table:table-cell table:formula="of:=(([.A11]/(SQRT(2)))^2)/[.$C$1]" office:value-type="float" office:value="0.00326666666666667">
            <text:p>0,003</text:p>
          </table:table-cell>
          <table:table-cell table:formula="of:=(([.A11]/(SQRT(2)))^2)/[.$D$1]" office:value-type="float" office:value="0.00245">
            <text:p>0,002</text:p>
          </table:table-cell>
          <table:table-cell/>
        </table:table-row>
        <table:table-row table:style-name="ro3">
          <table:table-cell table:formula="of:=[.A11]+0.1" office:value-type="float" office:value="0.8">
            <text:p>0,800</text:p>
          </table:table-cell>
          <table:table-cell table:formula="of:=(([.A12]/(SQRT(2)))^2)/[.$B$1]" office:value-type="float" office:value="0.0064">
            <text:p>0,006</text:p>
          </table:table-cell>
          <table:table-cell table:formula="of:=(([.A12]/(SQRT(2)))^2)/[.$C$1]" office:value-type="float" office:value="0.00426666666666666">
            <text:p>0,004</text:p>
          </table:table-cell>
          <table:table-cell table:formula="of:=(([.A12]/(SQRT(2)))^2)/[.$D$1]" office:value-type="float" office:value="0.0032">
            <text:p>0,003</text:p>
          </table:table-cell>
          <table:table-cell/>
        </table:table-row>
        <table:table-row table:style-name="ro3">
          <table:table-cell table:formula="of:=[.A12]+0.1" office:value-type="float" office:value="0.9">
            <text:p>0,900</text:p>
          </table:table-cell>
          <table:table-cell table:formula="of:=(([.A13]/(SQRT(2)))^2)/[.$B$1]" office:value-type="float" office:value="0.0081">
            <text:p>0,008</text:p>
          </table:table-cell>
          <table:table-cell table:formula="of:=(([.A13]/(SQRT(2)))^2)/[.$C$1]" office:value-type="float" office:value="0.0054">
            <text:p>0,005</text:p>
          </table:table-cell>
          <table:table-cell table:formula="of:=(([.A13]/(SQRT(2)))^2)/[.$D$1]" office:value-type="float" office:value="0.00405">
            <text:p>0,004</text:p>
          </table:table-cell>
          <table:table-cell/>
        </table:table-row>
        <table:table-row table:style-name="ro3">
          <table:table-cell table:formula="of:=[.A13]+0.1" office:value-type="float" office:value="1">
            <text:p>1,000</text:p>
          </table:table-cell>
          <table:table-cell table:formula="of:=(([.A14]/(SQRT(2)))^2)/[.$B$1]" office:value-type="float" office:value="0.01">
            <text:p>0,010</text:p>
          </table:table-cell>
          <table:table-cell table:formula="of:=(([.A14]/(SQRT(2)))^2)/[.$C$1]" office:value-type="float" office:value="0.00666666666666666">
            <text:p>0,007</text:p>
          </table:table-cell>
          <table:table-cell table:formula="of:=(([.A14]/(SQRT(2)))^2)/[.$D$1]" office:value-type="float" office:value="0.005">
            <text:p>0,005</text:p>
          </table:table-cell>
          <table:table-cell/>
        </table:table-row>
        <table:table-row table:style-name="ro3">
          <table:table-cell table:formula="of:=[.A14]+0.1" office:value-type="float" office:value="1.1">
            <text:p>1,100</text:p>
          </table:table-cell>
          <table:table-cell table:formula="of:=(([.A15]/(SQRT(2)))^2)/[.$B$1]" office:value-type="float" office:value="0.0121">
            <text:p>0,012</text:p>
          </table:table-cell>
          <table:table-cell table:formula="of:=(([.A15]/(SQRT(2)))^2)/[.$C$1]" office:value-type="float" office:value="0.00806666666666666">
            <text:p>0,008</text:p>
          </table:table-cell>
          <table:table-cell table:formula="of:=(([.A15]/(SQRT(2)))^2)/[.$D$1]" office:value-type="float" office:value="0.00605">
            <text:p>0,006</text:p>
          </table:table-cell>
          <table:table-cell/>
        </table:table-row>
        <table:table-row table:style-name="ro3">
          <table:table-cell table:formula="of:=[.A15]+0.1" office:value-type="float" office:value="1.2">
            <text:p>1,200</text:p>
          </table:table-cell>
          <table:table-cell table:formula="of:=(([.A16]/(SQRT(2)))^2)/[.$B$1]" office:value-type="float" office:value="0.0144">
            <text:p>0,014</text:p>
          </table:table-cell>
          <table:table-cell table:formula="of:=(([.A16]/(SQRT(2)))^2)/[.$C$1]" office:value-type="float" office:value="0.0096">
            <text:p>0,010</text:p>
          </table:table-cell>
          <table:table-cell table:formula="of:=(([.A16]/(SQRT(2)))^2)/[.$D$1]" office:value-type="float" office:value="0.0072">
            <text:p>0,007</text:p>
          </table:table-cell>
          <table:table-cell/>
        </table:table-row>
        <table:table-row table:style-name="ro3">
          <table:table-cell table:formula="of:=[.A16]+0.1" office:value-type="float" office:value="1.3">
            <text:p>1,300</text:p>
          </table:table-cell>
          <table:table-cell table:formula="of:=(([.A17]/(SQRT(2)))^2)/[.$B$1]" office:value-type="float" office:value="0.0169">
            <text:p>0,017</text:p>
          </table:table-cell>
          <table:table-cell table:formula="of:=(([.A17]/(SQRT(2)))^2)/[.$C$1]" office:value-type="float" office:value="0.0112666666666667">
            <text:p>0,011</text:p>
          </table:table-cell>
          <table:table-cell table:formula="of:=(([.A17]/(SQRT(2)))^2)/[.$D$1]" office:value-type="float" office:value="0.00845">
            <text:p>0,008</text:p>
          </table:table-cell>
          <table:table-cell/>
        </table:table-row>
        <table:table-row table:style-name="ro3">
          <table:table-cell table:formula="of:=[.A17]+0.1" office:value-type="float" office:value="1.4">
            <text:p>1,400</text:p>
          </table:table-cell>
          <table:table-cell table:formula="of:=(([.A18]/(SQRT(2)))^2)/[.$B$1]" office:value-type="float" office:value="0.0196">
            <text:p>0,020</text:p>
          </table:table-cell>
          <table:table-cell table:formula="of:=(([.A18]/(SQRT(2)))^2)/[.$C$1]" office:value-type="float" office:value="0.0130666666666667">
            <text:p>0,013</text:p>
          </table:table-cell>
          <table:table-cell table:formula="of:=(([.A18]/(SQRT(2)))^2)/[.$D$1]" office:value-type="float" office:value="0.0098">
            <text:p>0,010</text:p>
          </table:table-cell>
          <table:table-cell/>
        </table:table-row>
        <table:table-row table:style-name="ro3">
          <table:table-cell table:formula="of:=[.A18]+0.1" office:value-type="float" office:value="1.5">
            <text:p>1,500</text:p>
          </table:table-cell>
          <table:table-cell table:formula="of:=(([.A19]/(SQRT(2)))^2)/[.$B$1]" office:value-type="float" office:value="0.0225">
            <text:p>0,023</text:p>
          </table:table-cell>
          <table:table-cell table:formula="of:=(([.A19]/(SQRT(2)))^2)/[.$C$1]" office:value-type="float" office:value="0.015">
            <text:p>0,015</text:p>
          </table:table-cell>
          <table:table-cell table:formula="of:=(([.A19]/(SQRT(2)))^2)/[.$D$1]" office:value-type="float" office:value="0.01125">
            <text:p>0,011</text:p>
          </table:table-cell>
          <table:table-cell/>
        </table:table-row>
        <table:table-row table:style-name="ro3">
          <table:table-cell table:formula="of:=[.A19]+0.1" office:value-type="float" office:value="1.6">
            <text:p>1,600</text:p>
          </table:table-cell>
          <table:table-cell table:formula="of:=(([.A20]/(SQRT(2)))^2)/[.$B$1]" office:value-type="float" office:value="0.0256">
            <text:p>0,026</text:p>
          </table:table-cell>
          <table:table-cell table:formula="of:=(([.A20]/(SQRT(2)))^2)/[.$C$1]" office:value-type="float" office:value="0.0170666666666667">
            <text:p>0,017</text:p>
          </table:table-cell>
          <table:table-cell table:formula="of:=(([.A20]/(SQRT(2)))^2)/[.$D$1]" office:value-type="float" office:value="0.0128">
            <text:p>0,013</text:p>
          </table:table-cell>
          <table:table-cell/>
        </table:table-row>
        <table:table-row table:style-name="ro3">
          <table:table-cell table:formula="of:=[.A20]+0.1" office:value-type="float" office:value="1.7">
            <text:p>1,700</text:p>
          </table:table-cell>
          <table:table-cell table:formula="of:=(([.A21]/(SQRT(2)))^2)/[.$B$1]" office:value-type="float" office:value="0.0289">
            <text:p>0,029</text:p>
          </table:table-cell>
          <table:table-cell table:formula="of:=(([.A21]/(SQRT(2)))^2)/[.$C$1]" office:value-type="float" office:value="0.0192666666666667">
            <text:p>0,019</text:p>
          </table:table-cell>
          <table:table-cell table:formula="of:=(([.A21]/(SQRT(2)))^2)/[.$D$1]" office:value-type="float" office:value="0.01445">
            <text:p>0,014</text:p>
          </table:table-cell>
          <table:table-cell/>
        </table:table-row>
        <table:table-row table:style-name="ro3">
          <table:table-cell table:formula="of:=[.A21]+0.1" office:value-type="float" office:value="1.8">
            <text:p>1,800</text:p>
          </table:table-cell>
          <table:table-cell table:formula="of:=(([.A22]/(SQRT(2)))^2)/[.$B$1]" office:value-type="float" office:value="0.0324">
            <text:p>0,032</text:p>
          </table:table-cell>
          <table:table-cell table:formula="of:=(([.A22]/(SQRT(2)))^2)/[.$C$1]" office:value-type="float" office:value="0.0216">
            <text:p>0,022</text:p>
          </table:table-cell>
          <table:table-cell table:formula="of:=(([.A22]/(SQRT(2)))^2)/[.$D$1]" office:value-type="float" office:value="0.0162">
            <text:p>0,016</text:p>
          </table:table-cell>
          <table:table-cell/>
        </table:table-row>
        <table:table-row table:style-name="ro3">
          <table:table-cell table:formula="of:=[.A22]+0.1" office:value-type="float" office:value="1.9">
            <text:p>1,900</text:p>
          </table:table-cell>
          <table:table-cell table:formula="of:=(([.A23]/(SQRT(2)))^2)/[.$B$1]" office:value-type="float" office:value="0.0361">
            <text:p>0,036</text:p>
          </table:table-cell>
          <table:table-cell table:formula="of:=(([.A23]/(SQRT(2)))^2)/[.$C$1]" office:value-type="float" office:value="0.0240666666666667">
            <text:p>0,024</text:p>
          </table:table-cell>
          <table:table-cell table:formula="of:=(([.A23]/(SQRT(2)))^2)/[.$D$1]" office:value-type="float" office:value="0.01805">
            <text:p>0,018</text:p>
          </table:table-cell>
          <table:table-cell/>
        </table:table-row>
        <table:table-row table:style-name="ro3">
          <table:table-cell table:formula="of:=[.A23]+0.1" office:value-type="float" office:value="2">
            <text:p>2,000</text:p>
          </table:table-cell>
          <table:table-cell table:formula="of:=(([.A24]/(SQRT(2)))^2)/[.$B$1]" office:value-type="float" office:value="0.04">
            <text:p>0,040</text:p>
          </table:table-cell>
          <table:table-cell table:formula="of:=(([.A24]/(SQRT(2)))^2)/[.$C$1]" office:value-type="float" office:value="0.0266666666666667">
            <text:p>0,027</text:p>
          </table:table-cell>
          <table:table-cell table:formula="of:=(([.A24]/(SQRT(2)))^2)/[.$D$1]" office:value-type="float" office:value="0.02">
            <text:p>0,020</text:p>
          </table:table-cell>
          <table:table-cell/>
        </table:table-row>
        <table:table-row table:style-name="ro3">
          <table:table-cell table:formula="of:=[.A24]+0.1" office:value-type="float" office:value="2.1">
            <text:p>2,100</text:p>
          </table:table-cell>
          <table:table-cell table:formula="of:=(([.A25]/(SQRT(2)))^2)/[.$B$1]" office:value-type="float" office:value="0.0441">
            <text:p>0,044</text:p>
          </table:table-cell>
          <table:table-cell table:formula="of:=(([.A25]/(SQRT(2)))^2)/[.$C$1]" office:value-type="float" office:value="0.0294">
            <text:p>0,029</text:p>
          </table:table-cell>
          <table:table-cell table:formula="of:=(([.A25]/(SQRT(2)))^2)/[.$D$1]" office:value-type="float" office:value="0.02205">
            <text:p>0,022</text:p>
          </table:table-cell>
          <table:table-cell/>
        </table:table-row>
        <table:table-row table:style-name="ro3">
          <table:table-cell table:formula="of:=[.A25]+0.1" office:value-type="float" office:value="2.2">
            <text:p>2,200</text:p>
          </table:table-cell>
          <table:table-cell table:formula="of:=(([.A26]/(SQRT(2)))^2)/[.$B$1]" office:value-type="float" office:value="0.0484">
            <text:p>0,048</text:p>
          </table:table-cell>
          <table:table-cell table:formula="of:=(([.A26]/(SQRT(2)))^2)/[.$C$1]" office:value-type="float" office:value="0.0322666666666667">
            <text:p>0,032</text:p>
          </table:table-cell>
          <table:table-cell table:formula="of:=(([.A26]/(SQRT(2)))^2)/[.$D$1]" office:value-type="float" office:value="0.0242">
            <text:p>0,024</text:p>
          </table:table-cell>
          <table:table-cell/>
        </table:table-row>
        <table:table-row table:style-name="ro3">
          <table:table-cell table:formula="of:=[.A26]+0.1" office:value-type="float" office:value="2.3">
            <text:p>2,300</text:p>
          </table:table-cell>
          <table:table-cell table:formula="of:=(([.A27]/(SQRT(2)))^2)/[.$B$1]" office:value-type="float" office:value="0.0529">
            <text:p>0,053</text:p>
          </table:table-cell>
          <table:table-cell table:formula="of:=(([.A27]/(SQRT(2)))^2)/[.$C$1]" office:value-type="float" office:value="0.0352666666666667">
            <text:p>0,035</text:p>
          </table:table-cell>
          <table:table-cell table:formula="of:=(([.A27]/(SQRT(2)))^2)/[.$D$1]" office:value-type="float" office:value="0.02645">
            <text:p>0,026</text:p>
          </table:table-cell>
          <table:table-cell/>
        </table:table-row>
        <table:table-row table:style-name="ro3">
          <table:table-cell table:formula="of:=[.A27]+0.1" office:value-type="float" office:value="2.4">
            <text:p>2,400</text:p>
          </table:table-cell>
          <table:table-cell table:formula="of:=(([.A28]/(SQRT(2)))^2)/[.$B$1]" office:value-type="float" office:value="0.0576">
            <text:p>0,058</text:p>
          </table:table-cell>
          <table:table-cell table:formula="of:=(([.A28]/(SQRT(2)))^2)/[.$C$1]" office:value-type="float" office:value="0.0384">
            <text:p>0,038</text:p>
          </table:table-cell>
          <table:table-cell table:formula="of:=(([.A28]/(SQRT(2)))^2)/[.$D$1]" office:value-type="float" office:value="0.0288">
            <text:p>0,029</text:p>
          </table:table-cell>
          <table:table-cell/>
        </table:table-row>
        <table:table-row table:style-name="ro3">
          <table:table-cell table:formula="of:=[.A28]+0.1" office:value-type="float" office:value="2.5">
            <text:p>2,500</text:p>
          </table:table-cell>
          <table:table-cell table:formula="of:=(([.A29]/(SQRT(2)))^2)/[.$B$1]" office:value-type="float" office:value="0.0625">
            <text:p>0,063</text:p>
          </table:table-cell>
          <table:table-cell table:formula="of:=(([.A29]/(SQRT(2)))^2)/[.$C$1]" office:value-type="float" office:value="0.0416666666666667">
            <text:p>0,042</text:p>
          </table:table-cell>
          <table:table-cell table:formula="of:=(([.A29]/(SQRT(2)))^2)/[.$D$1]" office:value-type="float" office:value="0.03125">
            <text:p>0,031</text:p>
          </table:table-cell>
          <table:table-cell/>
        </table:table-row>
        <table:table-row table:style-name="ro3">
          <table:table-cell table:formula="of:=[.A29]+0.1" office:value-type="float" office:value="2.6">
            <text:p>2,600</text:p>
          </table:table-cell>
          <table:table-cell table:formula="of:=(([.A30]/(SQRT(2)))^2)/[.$B$1]" office:value-type="float" office:value="0.0676000000000001">
            <text:p>0,068</text:p>
          </table:table-cell>
          <table:table-cell table:formula="of:=(([.A30]/(SQRT(2)))^2)/[.$C$1]" office:value-type="float" office:value="0.0450666666666667">
            <text:p>0,045</text:p>
          </table:table-cell>
          <table:table-cell table:formula="of:=(([.A30]/(SQRT(2)))^2)/[.$D$1]" office:value-type="float" office:value="0.0338">
            <text:p>0,034</text:p>
          </table:table-cell>
          <table:table-cell/>
        </table:table-row>
        <table:table-row table:style-name="ro3">
          <table:table-cell table:formula="of:=[.A30]+0.1" office:value-type="float" office:value="2.7">
            <text:p>2,700</text:p>
          </table:table-cell>
          <table:table-cell table:formula="of:=(([.A31]/(SQRT(2)))^2)/[.$B$1]" office:value-type="float" office:value="0.0729">
            <text:p>0,073</text:p>
          </table:table-cell>
          <table:table-cell table:formula="of:=(([.A31]/(SQRT(2)))^2)/[.$C$1]" office:value-type="float" office:value="0.0486">
            <text:p>0,049</text:p>
          </table:table-cell>
          <table:table-cell table:formula="of:=(([.A31]/(SQRT(2)))^2)/[.$D$1]" office:value-type="float" office:value="0.03645">
            <text:p>0,036</text:p>
          </table:table-cell>
          <table:table-cell/>
        </table:table-row>
        <table:table-row table:style-name="ro3">
          <table:table-cell table:formula="of:=[.A31]+0.1" office:value-type="float" office:value="2.8">
            <text:p>2,800</text:p>
          </table:table-cell>
          <table:table-cell table:formula="of:=(([.A32]/(SQRT(2)))^2)/[.$B$1]" office:value-type="float" office:value="0.0784000000000001">
            <text:p>0,078</text:p>
          </table:table-cell>
          <table:table-cell table:formula="of:=(([.A32]/(SQRT(2)))^2)/[.$C$1]" office:value-type="float" office:value="0.0522666666666667">
            <text:p>0,052</text:p>
          </table:table-cell>
          <table:table-cell table:formula="of:=(([.A32]/(SQRT(2)))^2)/[.$D$1]" office:value-type="float" office:value="0.0392">
            <text:p>0,039</text:p>
          </table:table-cell>
          <table:table-cell/>
        </table:table-row>
        <table:table-row table:style-name="ro3">
          <table:table-cell table:formula="of:=[.A32]+0.1" office:value-type="float" office:value="2.9">
            <text:p>2,900</text:p>
          </table:table-cell>
          <table:table-cell table:formula="of:=(([.A33]/(SQRT(2)))^2)/[.$B$1]" office:value-type="float" office:value="0.0841000000000001">
            <text:p>0,084</text:p>
          </table:table-cell>
          <table:table-cell table:formula="of:=(([.A33]/(SQRT(2)))^2)/[.$C$1]" office:value-type="float" office:value="0.0560666666666667">
            <text:p>0,056</text:p>
          </table:table-cell>
          <table:table-cell table:formula="of:=(([.A33]/(SQRT(2)))^2)/[.$D$1]" office:value-type="float" office:value="0.04205">
            <text:p>0,042</text:p>
          </table:table-cell>
          <table:table-cell/>
        </table:table-row>
        <table:table-row table:style-name="ro3">
          <table:table-cell table:formula="of:=[.A33]+0.1" office:value-type="float" office:value="3">
            <text:p>3,000</text:p>
          </table:table-cell>
          <table:table-cell table:formula="of:=(([.A34]/(SQRT(2)))^2)/[.$B$1]" office:value-type="float" office:value="0.0900000000000001">
            <text:p>0,090</text:p>
          </table:table-cell>
          <table:table-cell table:formula="of:=(([.A34]/(SQRT(2)))^2)/[.$C$1]" office:value-type="float" office:value="0.06">
            <text:p>0,060</text:p>
          </table:table-cell>
          <table:table-cell table:formula="of:=(([.A34]/(SQRT(2)))^2)/[.$D$1]" office:value-type="float" office:value="0.045">
            <text:p>0,045</text:p>
          </table:table-cell>
          <table:table-cell/>
        </table:table-row>
        <table:table-row table:style-name="ro3">
          <table:table-cell table:formula="of:=[.A34]+0.1" office:value-type="float" office:value="3.1">
            <text:p>3,100</text:p>
          </table:table-cell>
          <table:table-cell table:formula="of:=(([.A35]/(SQRT(2)))^2)/[.$B$1]" office:value-type="float" office:value="0.0961000000000001">
            <text:p>0,096</text:p>
          </table:table-cell>
          <table:table-cell table:formula="of:=(([.A35]/(SQRT(2)))^2)/[.$C$1]" office:value-type="float" office:value="0.0640666666666667">
            <text:p>0,064</text:p>
          </table:table-cell>
          <table:table-cell table:formula="of:=(([.A35]/(SQRT(2)))^2)/[.$D$1]" office:value-type="float" office:value="0.04805">
            <text:p>0,048</text:p>
          </table:table-cell>
          <table:table-cell/>
        </table:table-row>
        <table:table-row table:style-name="ro3">
          <table:table-cell table:formula="of:=[.A35]+0.1" office:value-type="float" office:value="3.2">
            <text:p>3,200</text:p>
          </table:table-cell>
          <table:table-cell table:formula="of:=(([.A36]/(SQRT(2)))^2)/[.$B$1]" office:value-type="float" office:value="0.1024">
            <text:p>0,102</text:p>
          </table:table-cell>
          <table:table-cell table:formula="of:=(([.A36]/(SQRT(2)))^2)/[.$C$1]" office:value-type="float" office:value="0.0682666666666667">
            <text:p>0,068</text:p>
          </table:table-cell>
          <table:table-cell table:formula="of:=(([.A36]/(SQRT(2)))^2)/[.$D$1]" office:value-type="float" office:value="0.0512">
            <text:p>0,051</text:p>
          </table:table-cell>
          <table:table-cell/>
        </table:table-row>
        <table:table-row table:style-name="ro3">
          <table:table-cell table:formula="of:=[.A36]+0.1" office:value-type="float" office:value="3.3">
            <text:p>3,300</text:p>
          </table:table-cell>
          <table:table-cell table:formula="of:=(([.A37]/(SQRT(2)))^2)/[.$B$1]" office:value-type="float" office:value="0.1089">
            <text:p>0,109</text:p>
          </table:table-cell>
          <table:table-cell table:formula="of:=(([.A37]/(SQRT(2)))^2)/[.$C$1]" office:value-type="float" office:value="0.0726000000000001">
            <text:p>0,073</text:p>
          </table:table-cell>
          <table:table-cell table:formula="of:=(([.A37]/(SQRT(2)))^2)/[.$D$1]" office:value-type="float" office:value="0.0544500000000001">
            <text:p>0,054</text:p>
          </table:table-cell>
          <table:table-cell/>
        </table:table-row>
        <table:table-row table:style-name="ro3">
          <table:table-cell table:formula="of:=[.A37]+0.1" office:value-type="float" office:value="3.4">
            <text:p>3,400</text:p>
          </table:table-cell>
          <table:table-cell table:formula="of:=(([.A38]/(SQRT(2)))^2)/[.$B$1]" office:value-type="float" office:value="0.1156">
            <text:p>0,116</text:p>
          </table:table-cell>
          <table:table-cell table:formula="of:=(([.A38]/(SQRT(2)))^2)/[.$C$1]" office:value-type="float" office:value="0.0770666666666667">
            <text:p>0,077</text:p>
          </table:table-cell>
          <table:table-cell table:formula="of:=(([.A38]/(SQRT(2)))^2)/[.$D$1]" office:value-type="float" office:value="0.0578000000000001">
            <text:p>0,058</text:p>
          </table:table-cell>
          <table:table-cell/>
        </table:table-row>
        <table:table-row table:style-name="ro3">
          <table:table-cell table:formula="of:=[.A38]+0.1" office:value-type="float" office:value="3.5">
            <text:p>3,500</text:p>
          </table:table-cell>
          <table:table-cell table:formula="of:=(([.A39]/(SQRT(2)))^2)/[.$B$1]" office:value-type="float" office:value="0.1225">
            <text:p>0,123</text:p>
          </table:table-cell>
          <table:table-cell table:formula="of:=(([.A39]/(SQRT(2)))^2)/[.$C$1]" office:value-type="float" office:value="0.0816666666666667">
            <text:p>0,082</text:p>
          </table:table-cell>
          <table:table-cell table:formula="of:=(([.A39]/(SQRT(2)))^2)/[.$D$1]" office:value-type="float" office:value="0.06125">
            <text:p>0,061</text:p>
          </table:table-cell>
          <table:table-cell/>
        </table:table-row>
        <table:table-row table:style-name="ro3">
          <table:table-cell table:formula="of:=[.A39]+0.1" office:value-type="float" office:value="3.6">
            <text:p>3,600</text:p>
          </table:table-cell>
          <table:table-cell table:formula="of:=(([.A40]/(SQRT(2)))^2)/[.$B$1]" office:value-type="float" office:value="0.1296">
            <text:p>0,130</text:p>
          </table:table-cell>
          <table:table-cell table:formula="of:=(([.A40]/(SQRT(2)))^2)/[.$C$1]" office:value-type="float" office:value="0.0864000000000001">
            <text:p>0,086</text:p>
          </table:table-cell>
          <table:table-cell table:formula="of:=(([.A40]/(SQRT(2)))^2)/[.$D$1]" office:value-type="float" office:value="0.0648000000000001">
            <text:p>0,065</text:p>
          </table:table-cell>
          <table:table-cell/>
        </table:table-row>
        <table:table-row table:style-name="ro3">
          <table:table-cell table:formula="of:=[.A40]+0.1" office:value-type="float" office:value="3.7">
            <text:p>3,700</text:p>
          </table:table-cell>
          <table:table-cell table:formula="of:=(([.A41]/(SQRT(2)))^2)/[.$B$1]" office:value-type="float" office:value="0.1369">
            <text:p>0,137</text:p>
          </table:table-cell>
          <table:table-cell table:formula="of:=(([.A41]/(SQRT(2)))^2)/[.$C$1]" office:value-type="float" office:value="0.0912666666666667">
            <text:p>0,091</text:p>
          </table:table-cell>
          <table:table-cell table:formula="of:=(([.A41]/(SQRT(2)))^2)/[.$D$1]" office:value-type="float" office:value="0.0684500000000001">
            <text:p>0,068</text:p>
          </table:table-cell>
          <table:table-cell/>
        </table:table-row>
        <table:table-row table:style-name="ro3">
          <table:table-cell table:formula="of:=[.A41]+0.1" office:value-type="float" office:value="3.8">
            <text:p>3,800</text:p>
          </table:table-cell>
          <table:table-cell table:formula="of:=(([.A42]/(SQRT(2)))^2)/[.$B$1]" office:value-type="float" office:value="0.1444">
            <text:p>0,144</text:p>
          </table:table-cell>
          <table:table-cell table:formula="of:=(([.A42]/(SQRT(2)))^2)/[.$C$1]" office:value-type="float" office:value="0.0962666666666668">
            <text:p>0,096</text:p>
          </table:table-cell>
          <table:table-cell table:formula="of:=(([.A42]/(SQRT(2)))^2)/[.$D$1]" office:value-type="float" office:value="0.0722000000000001">
            <text:p>0,072</text:p>
          </table:table-cell>
          <table:table-cell/>
        </table:table-row>
        <table:table-row table:style-name="ro3">
          <table:table-cell table:formula="of:=[.A42]+0.1" office:value-type="float" office:value="3.9">
            <text:p>3,900</text:p>
          </table:table-cell>
          <table:table-cell table:formula="of:=(([.A43]/(SQRT(2)))^2)/[.$B$1]" office:value-type="float" office:value="0.1521">
            <text:p>0,152</text:p>
          </table:table-cell>
          <table:table-cell table:formula="of:=(([.A43]/(SQRT(2)))^2)/[.$C$1]" office:value-type="float" office:value="0.1014">
            <text:p>0,101</text:p>
          </table:table-cell>
          <table:table-cell table:formula="of:=(([.A43]/(SQRT(2)))^2)/[.$D$1]" office:value-type="float" office:value="0.0760500000000001">
            <text:p>0,076</text:p>
          </table:table-cell>
          <table:table-cell/>
        </table:table-row>
        <table:table-row table:style-name="ro3">
          <table:table-cell table:formula="of:=[.A43]+0.1" office:value-type="float" office:value="4">
            <text:p>4,000</text:p>
          </table:table-cell>
          <table:table-cell table:formula="of:=(([.A44]/(SQRT(2)))^2)/[.$B$1]" office:value-type="float" office:value="0.16">
            <text:p>0,160</text:p>
          </table:table-cell>
          <table:table-cell table:formula="of:=(([.A44]/(SQRT(2)))^2)/[.$C$1]" office:value-type="float" office:value="0.106666666666667">
            <text:p>0,107</text:p>
          </table:table-cell>
          <table:table-cell table:formula="of:=(([.A44]/(SQRT(2)))^2)/[.$D$1]" office:value-type="float" office:value="0.0800000000000001">
            <text:p>0,080</text:p>
          </table:table-cell>
          <table:table-cell/>
        </table:table-row>
        <table:table-row table:style-name="ro3">
          <table:table-cell table:formula="of:=[.A44]+0.1" office:value-type="float" office:value="4.1">
            <text:p>4,100</text:p>
          </table:table-cell>
          <table:table-cell table:formula="of:=(([.A45]/(SQRT(2)))^2)/[.$B$1]" office:value-type="float" office:value="0.1681">
            <text:p>0,168</text:p>
          </table:table-cell>
          <table:table-cell table:formula="of:=(([.A45]/(SQRT(2)))^2)/[.$C$1]" office:value-type="float" office:value="0.112066666666667">
            <text:p>0,112</text:p>
          </table:table-cell>
          <table:table-cell table:formula="of:=(([.A45]/(SQRT(2)))^2)/[.$D$1]" office:value-type="float" office:value="0.0840500000000001">
            <text:p>0,084</text:p>
          </table:table-cell>
          <table:table-cell/>
        </table:table-row>
        <table:table-row table:style-name="ro3">
          <table:table-cell table:formula="of:=[.A45]+0.1" office:value-type="float" office:value="4.2">
            <text:p>4,200</text:p>
          </table:table-cell>
          <table:table-cell table:formula="of:=(([.A46]/(SQRT(2)))^2)/[.$B$1]" office:value-type="float" office:value="0.1764">
            <text:p>0,176</text:p>
          </table:table-cell>
          <table:table-cell table:formula="of:=(([.A46]/(SQRT(2)))^2)/[.$C$1]" office:value-type="float" office:value="0.1176">
            <text:p>0,118</text:p>
          </table:table-cell>
          <table:table-cell table:formula="of:=(([.A46]/(SQRT(2)))^2)/[.$D$1]" office:value-type="float" office:value="0.0882">
            <text:p>0,088</text:p>
          </table:table-cell>
          <table:table-cell/>
        </table:table-row>
        <table:table-row table:style-name="ro3">
          <table:table-cell table:formula="of:=[.A46]+0.1" office:value-type="float" office:value="4.3">
            <text:p>4,300</text:p>
          </table:table-cell>
          <table:table-cell table:formula="of:=(([.A47]/(SQRT(2)))^2)/[.$B$1]" office:value-type="float" office:value="0.1849">
            <text:p>0,185</text:p>
          </table:table-cell>
          <table:table-cell table:formula="of:=(([.A47]/(SQRT(2)))^2)/[.$C$1]" office:value-type="float" office:value="0.123266666666667">
            <text:p>0,123</text:p>
          </table:table-cell>
          <table:table-cell table:formula="of:=(([.A47]/(SQRT(2)))^2)/[.$D$1]" office:value-type="float" office:value="0.09245">
            <text:p>0,092</text:p>
          </table:table-cell>
          <table:table-cell/>
        </table:table-row>
        <table:table-row table:style-name="ro3">
          <table:table-cell table:formula="of:=[.A47]+0.1" office:value-type="float" office:value="4.4">
            <text:p>4,400</text:p>
          </table:table-cell>
          <table:table-cell table:formula="of:=(([.A48]/(SQRT(2)))^2)/[.$B$1]" office:value-type="float" office:value="0.1936">
            <text:p>0,194</text:p>
          </table:table-cell>
          <table:table-cell table:formula="of:=(([.A48]/(SQRT(2)))^2)/[.$C$1]" office:value-type="float" office:value="0.129066666666667">
            <text:p>0,129</text:p>
          </table:table-cell>
          <table:table-cell table:formula="of:=(([.A48]/(SQRT(2)))^2)/[.$D$1]" office:value-type="float" office:value="0.0968">
            <text:p>0,097</text:p>
          </table:table-cell>
          <table:table-cell/>
        </table:table-row>
        <table:table-row table:style-name="ro3">
          <table:table-cell table:formula="of:=[.A48]+0.1" office:value-type="float" office:value="4.5">
            <text:p>4,500</text:p>
          </table:table-cell>
          <table:table-cell table:formula="of:=(([.A49]/(SQRT(2)))^2)/[.$B$1]" office:value-type="float" office:value="0.2025">
            <text:p>0,203</text:p>
          </table:table-cell>
          <table:table-cell table:formula="of:=(([.A49]/(SQRT(2)))^2)/[.$C$1]" office:value-type="float" office:value="0.135">
            <text:p>0,135</text:p>
          </table:table-cell>
          <table:table-cell table:formula="of:=(([.A49]/(SQRT(2)))^2)/[.$D$1]" office:value-type="float" office:value="0.10125">
            <text:p>0,101</text:p>
          </table:table-cell>
          <table:table-cell/>
        </table:table-row>
        <table:table-row table:style-name="ro3">
          <table:table-cell table:formula="of:=[.A49]+0.1" office:value-type="float" office:value="4.6">
            <text:p>4,600</text:p>
          </table:table-cell>
          <table:table-cell table:formula="of:=(([.A50]/(SQRT(2)))^2)/[.$B$1]" office:value-type="float" office:value="0.2116">
            <text:p>0,212</text:p>
          </table:table-cell>
          <table:table-cell table:formula="of:=(([.A50]/(SQRT(2)))^2)/[.$C$1]" office:value-type="float" office:value="0.141066666666667">
            <text:p>0,141</text:p>
          </table:table-cell>
          <table:table-cell table:formula="of:=(([.A50]/(SQRT(2)))^2)/[.$D$1]" office:value-type="float" office:value="0.1058">
            <text:p>0,106</text:p>
          </table:table-cell>
          <table:table-cell/>
        </table:table-row>
        <table:table-row table:style-name="ro3">
          <table:table-cell table:formula="of:=[.A50]+0.1" office:value-type="float" office:value="4.7">
            <text:p>4,700</text:p>
          </table:table-cell>
          <table:table-cell table:formula="of:=(([.A51]/(SQRT(2)))^2)/[.$B$1]" office:value-type="float" office:value="0.2209">
            <text:p>0,221</text:p>
          </table:table-cell>
          <table:table-cell table:formula="of:=(([.A51]/(SQRT(2)))^2)/[.$C$1]" office:value-type="float" office:value="0.147266666666667">
            <text:p>0,147</text:p>
          </table:table-cell>
          <table:table-cell table:formula="of:=(([.A51]/(SQRT(2)))^2)/[.$D$1]" office:value-type="float" office:value="0.11045">
            <text:p>0,110</text:p>
          </table:table-cell>
          <table:table-cell/>
        </table:table-row>
        <table:table-row table:style-name="ro3">
          <table:table-cell table:formula="of:=[.A51]+0.1" office:value-type="float" office:value="4.8">
            <text:p>4,800</text:p>
          </table:table-cell>
          <table:table-cell table:formula="of:=(([.A52]/(SQRT(2)))^2)/[.$B$1]" office:value-type="float" office:value="0.2304">
            <text:p>0,230</text:p>
          </table:table-cell>
          <table:table-cell table:formula="of:=(([.A52]/(SQRT(2)))^2)/[.$C$1]" office:value-type="float" office:value="0.1536">
            <text:p>0,154</text:p>
          </table:table-cell>
          <table:table-cell table:formula="of:=(([.A52]/(SQRT(2)))^2)/[.$D$1]" office:value-type="float" office:value="0.1152">
            <text:p>0,115</text:p>
          </table:table-cell>
          <table:table-cell/>
        </table:table-row>
        <table:table-row table:style-name="ro3">
          <table:table-cell table:formula="of:=[.A52]+0.1" office:value-type="float" office:value="4.9">
            <text:p>4,900</text:p>
          </table:table-cell>
          <table:table-cell table:formula="of:=(([.A53]/(SQRT(2)))^2)/[.$B$1]" office:value-type="float" office:value="0.2401">
            <text:p>0,240</text:p>
          </table:table-cell>
          <table:table-cell table:formula="of:=(([.A53]/(SQRT(2)))^2)/[.$C$1]" office:value-type="float" office:value="0.160066666666667">
            <text:p>0,160</text:p>
          </table:table-cell>
          <table:table-cell table:formula="of:=(([.A53]/(SQRT(2)))^2)/[.$D$1]" office:value-type="float" office:value="0.12005">
            <text:p>0,120</text:p>
          </table:table-cell>
          <table:table-cell/>
        </table:table-row>
        <table:table-row table:style-name="ro3">
          <table:table-cell table:formula="of:=[.A53]+0.1" office:value-type="float" office:value="5">
            <text:p>5,000</text:p>
          </table:table-cell>
          <table:table-cell table:formula="of:=(([.A54]/(SQRT(2)))^2)/[.$B$1]" office:value-type="float" office:value="0.25">
            <text:p>0,250</text:p>
          </table:table-cell>
          <table:table-cell table:formula="of:=(([.A54]/(SQRT(2)))^2)/[.$C$1]" office:value-type="float" office:value="0.166666666666666">
            <text:p>0,167</text:p>
          </table:table-cell>
          <table:table-cell table:formula="of:=(([.A54]/(SQRT(2)))^2)/[.$D$1]" office:value-type="float" office:value="0.125">
            <text:p>0,125</text:p>
          </table:table-cell>
          <table:table-cell/>
        </table:table-row>
      </table:table>
      <table:table table:name="Lis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s" fo:country="CZ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6">16.08.2011</text:date>, <text:time>14:54:0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ndřej Hejda</meta:initial-creator>
    <meta:creation-date>2011-08-16T09:00:03.33</meta:creation-date>
    <dc:date>2011-08-16T14:54:05.21</dc:date>
    <dc:creator>Ondřej Hejda</dc:creator>
    <meta:editing-duration>PT05H37M51S</meta:editing-duration>
    <meta:editing-cycles>2</meta:editing-cycles>
    <meta:generator>OpenOffice.org/3.2$Win32 OpenOffice.org_project/320m19$Build-9505</meta:generator>
    <meta:document-statistic meta:table-count="3" meta:cell-count="2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minimum="0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669cm" svg:height="17.017cm" xlink:href=".." chart:class="chart:scatter" chart:style-name="ch1">
        <chart:title svg:x="9.865cm" svg:y="0.341cm" chart:style-name="ch2">
          <text:p>Výstupní výkon</text:p>
        </chart:title>
        <chart:legend chart:legend-position="end" svg:x="2.569cm" svg:y="1.7cm" chart:style-name="ch3"/>
        <chart:plot-area chart:style-name="ch4" table:cell-range-address="List1.A3:List1.D54 List1.B1:List1.D1" chart:data-source-has-labels="both" svg:x="0.704cm" svg:y="1.183cm" svg:width="21.211cm" svg:height="15.013cm">
          <chart:axis chart:dimension="x" chart:name="primary-x" chart:style-name="ch5">
            <chart:title svg:x="11.317cm" svg:y="15.939cm" chart:style-name="ch6">
              <text:p>U[V]</text:p>
            </chart:title>
            <chart:categories table:cell-range-address="List1.A4:List1.A54"/>
            <chart:grid chart:style-name="ch7" chart:class="major"/>
          </chart:axis>
          <chart:axis chart:dimension="y" chart:name="primary-y" chart:style-name="ch8">
            <chart:title svg:x="0.452cm" svg:y="8.721cm" chart:style-name="ch9">
              <text:p>P[W]</text:p>
            </chart:title>
            <chart:grid chart:style-name="ch7" chart:class="major"/>
          </chart:axis>
          <chart:series chart:style-name="ch10" chart:values-cell-range-address="List1.B3:List1.B54" chart:label-cell-address="List1.B1:List1.B1" chart:class="chart:scatter">
            <chart:domain table:cell-range-address="List1.A3:List1.A54"/>
            <chart:data-point chart:repeated="52"/>
          </chart:series>
          <chart:series chart:style-name="ch11" chart:values-cell-range-address="List1.D3:List1.D54" chart:label-cell-address="List1.D1:List1.D1" chart:class="chart:scatter">
            <chart:data-point chart:repeated="52"/>
          </chart:series>
          <chart:series chart:style-name="ch12" chart:values-cell-range-address="List1.C3:List1.C54" chart:label-cell-address="List1.C1:List1.C1" chart:class="chart:scatter">
            <chart:data-point chart:repeated="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 text:id="List1.B1:List1.B1">50</text:p>
              </table:table-cell>
              <table:table-cell office:value-type="string">
                <text:p text:id="List1.D1:List1.D1">100</text:p>
              </table:table-cell>
              <table:table-cell office:value-type="string">
                <text:p text:id="List1.C1:List1.C1">75</text:p>
              </table:table-cell>
            </table:table-row>
          </table:table-header-rows>
          <table:table-rows>
            <table:table-row>
              <table:table-cell office:value-type="string">
                <text:p text:id="List1.A4:List1.A54">0,000</text:p>
              </table:table-cell>
              <table:table-cell office:value-type="float" office:value="1.#NAN">
                <text:p text:id="List1.A3:List1.A54">1.#NAN</text:p>
              </table:table-cell>
              <table:table-cell office:value-type="float" office:value="1.#NAN">
                <text:p text:id="List1.B3:List1.B54">1.#NAN</text:p>
              </table:table-cell>
              <table:table-cell office:value-type="float" office:value="1.#NAN">
                <text:p text:id="List1.D3:List1.D54">1.#NAN</text:p>
              </table:table-cell>
              <table:table-cell office:value-type="float" office:value="1.#NAN">
                <text:p text:id="List1.C3:List1.C54">1.#NAN</text:p>
              </table:table-cell>
            </table:table-row>
            <table:table-row>
              <table:table-cell office:value-type="string">
                <text:p>0,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,200</text:p>
              </table:table-cell>
              <table:table-cell office:value-type="float" office:value="0.1">
                <text:p>0.1</text:p>
              </table:table-cell>
              <table:table-cell office:value-type="float" office:value="0.0001">
                <text:p>0.0001</text:p>
              </table:table-cell>
              <table:table-cell office:value-type="float" office:value="0.00005">
                <text:p>0.00005</text:p>
              </table:table-cell>
              <table:table-cell office:value-type="float" office:value="0.0000666666666666667">
                <text:p>0.0000666666666666667</text:p>
              </table:table-cell>
            </table:table-row>
            <table:table-row>
              <table:table-cell office:value-type="string">
                <text:p>0,300</text:p>
              </table:table-cell>
              <table:table-cell office:value-type="float" office:value="0.2">
                <text:p>0.2</text:p>
              </table:table-cell>
              <table:table-cell office:value-type="float" office:value="0.0004">
                <text:p>0.0004</text:p>
              </table:table-cell>
              <table:table-cell office:value-type="float" office:value="0.0002">
                <text:p>0.0002</text:p>
              </table:table-cell>
              <table:table-cell office:value-type="float" office:value="0.000266666666666667">
                <text:p>0.000266666666666667</text:p>
              </table:table-cell>
            </table:table-row>
            <table:table-row>
              <table:table-cell office:value-type="string">
                <text:p>0,400</text:p>
              </table:table-cell>
              <table:table-cell office:value-type="float" office:value="0.3">
                <text:p>0.3</text:p>
              </table:table-cell>
              <table:table-cell office:value-type="float" office:value="0.0009">
                <text:p>0.0009</text:p>
              </table:table-cell>
              <table:table-cell office:value-type="float" office:value="0.00045">
                <text:p>0.0004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0,500</text:p>
              </table:table-cell>
              <table:table-cell office:value-type="float" office:value="0.4">
                <text:p>0.4</text:p>
              </table:table-cell>
              <table:table-cell office:value-type="float" office:value="0.0016">
                <text:p>0.0016</text:p>
              </table:table-cell>
              <table:table-cell office:value-type="float" office:value="0.0008">
                <text:p>0.0008</text:p>
              </table:table-cell>
              <table:table-cell office:value-type="float" office:value="0.00106666666666667">
                <text:p>0.00106666666666667</text:p>
              </table:table-cell>
            </table:table-row>
            <table:table-row>
              <table:table-cell office:value-type="string">
                <text:p>0,600</text:p>
              </table:table-cell>
              <table:table-cell office:value-type="float" office:value="0.5">
                <text:p>0.5</text:p>
              </table:table-cell>
              <table:table-cell office:value-type="float" office:value="0.0025">
                <text:p>0.0025</text:p>
              </table:table-cell>
              <table:table-cell office:value-type="float" office:value="0.00125">
                <text:p>0.00125</text:p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string">
                <text:p>0,700</text:p>
              </table:table-cell>
              <table:table-cell office:value-type="float" office:value="0.6">
                <text:p>0.6</text:p>
              </table:table-cell>
              <table:table-cell office:value-type="float" office:value="0.0036">
                <text:p>0.0036</text:p>
              </table:table-cell>
              <table:table-cell office:value-type="float" office:value="0.0018">
                <text:p>0.0018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0,800</text:p>
              </table:table-cell>
              <table:table-cell office:value-type="float" office:value="0.7">
                <text:p>0.7</text:p>
              </table:table-cell>
              <table:table-cell office:value-type="float" office:value="0.0049">
                <text:p>0.0049</text:p>
              </table:table-cell>
              <table:table-cell office:value-type="float" office:value="0.00245">
                <text:p>0.00245</text:p>
              </table:table-cell>
              <table:table-cell office:value-type="float" office:value="0.00326666666666667">
                <text:p>0.00326666666666667</text:p>
              </table:table-cell>
            </table:table-row>
            <table:table-row>
              <table:table-cell office:value-type="string">
                <text:p>0,900</text:p>
              </table:table-cell>
              <table:table-cell office:value-type="float" office:value="0.8">
                <text:p>0.8</text:p>
              </table:table-cell>
              <table:table-cell office:value-type="float" office:value="0.0064">
                <text:p>0.0064</text:p>
              </table:table-cell>
              <table:table-cell office:value-type="float" office:value="0.0032">
                <text:p>0.0032</text:p>
              </table:table-cell>
              <table:table-cell office:value-type="float" office:value="0.00426666666666666">
                <text:p>0.00426666666666666</text:p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0.9">
                <text:p>0.9</text:p>
              </table:table-cell>
              <table:table-cell office:value-type="float" office:value="0.0081">
                <text:p>0.0081</text:p>
              </table:table-cell>
              <table:table-cell office:value-type="float" office:value="0.00405">
                <text:p>0.00405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1,100</text:p>
              </table:table-cell>
              <table:table-cell office:value-type="float" office:value="1">
                <text:p>1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.00666666666666666">
                <text:p>0.00666666666666666</text:p>
              </table:table-cell>
            </table:table-row>
            <table:table-row>
              <table:table-cell office:value-type="string">
                <text:p>1,200</text:p>
              </table:table-cell>
              <table:table-cell office:value-type="float" office:value="1.1">
                <text:p>1.1</text:p>
              </table:table-cell>
              <table:table-cell office:value-type="float" office:value="0.0121">
                <text:p>0.0121</text:p>
              </table:table-cell>
              <table:table-cell office:value-type="float" office:value="0.00605">
                <text:p>0.00605</text:p>
              </table:table-cell>
              <table:table-cell office:value-type="float" office:value="0.00806666666666666">
                <text:p>0.00806666666666666</text:p>
              </table:table-cell>
            </table:table-row>
            <table:table-row>
              <table:table-cell office:value-type="string">
                <text:p>1,300</text:p>
              </table:table-cell>
              <table:table-cell office:value-type="float" office:value="1.2">
                <text:p>1.2</text:p>
              </table:table-cell>
              <table:table-cell office:value-type="float" office:value="0.0144">
                <text:p>0.0144</text:p>
              </table:table-cell>
              <table:table-cell office:value-type="float" office:value="0.0072">
                <text:p>0.0072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1,400</text:p>
              </table:table-cell>
              <table:table-cell office:value-type="float" office:value="1.3">
                <text:p>1.3</text:p>
              </table:table-cell>
              <table:table-cell office:value-type="float" office:value="0.0169">
                <text:p>0.0169</text:p>
              </table:table-cell>
              <table:table-cell office:value-type="float" office:value="0.00845">
                <text:p>0.00845</text:p>
              </table:table-cell>
              <table:table-cell office:value-type="float" office:value="0.0112666666666667">
                <text:p>0.0112666666666667</text:p>
              </table:table-cell>
            </table:table-row>
            <table:table-row>
              <table:table-cell office:value-type="string">
                <text:p>1,500</text:p>
              </table:table-cell>
              <table:table-cell office:value-type="float" office:value="1.4">
                <text:p>1.4</text:p>
              </table:table-cell>
              <table:table-cell office:value-type="float" office:value="0.0196">
                <text:p>0.0196</text:p>
              </table:table-cell>
              <table:table-cell office:value-type="float" office:value="0.0098">
                <text:p>0.0098</text:p>
              </table:table-cell>
              <table:table-cell office:value-type="float" office:value="0.0130666666666667">
                <text:p>0.0130666666666667</text:p>
              </table:table-cell>
            </table:table-row>
            <table:table-row>
              <table:table-cell office:value-type="string">
                <text:p>1,600</text:p>
              </table:table-cell>
              <table:table-cell office:value-type="float" office:value="1.5">
                <text:p>1.5</text:p>
              </table:table-cell>
              <table:table-cell office:value-type="float" office:value="0.0225">
                <text:p>0.0225</text:p>
              </table:table-cell>
              <table:table-cell office:value-type="float" office:value="0.01125">
                <text:p>0.01125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,700</text:p>
              </table:table-cell>
              <table:table-cell office:value-type="float" office:value="1.6">
                <text:p>1.6</text:p>
              </table:table-cell>
              <table:table-cell office:value-type="float" office:value="0.0256">
                <text:p>0.0256</text:p>
              </table:table-cell>
              <table:table-cell office:value-type="float" office:value="0.0128">
                <text:p>0.0128</text:p>
              </table:table-cell>
              <table:table-cell office:value-type="float" office:value="0.0170666666666667">
                <text:p>0.0170666666666667</text:p>
              </table:table-cell>
            </table:table-row>
            <table:table-row>
              <table:table-cell office:value-type="string">
                <text:p>1,800</text:p>
              </table:table-cell>
              <table:table-cell office:value-type="float" office:value="1.7">
                <text:p>1.7</text:p>
              </table:table-cell>
              <table:table-cell office:value-type="float" office:value="0.0289">
                <text:p>0.0289</text:p>
              </table:table-cell>
              <table:table-cell office:value-type="float" office:value="0.01445">
                <text:p>0.01445</text:p>
              </table:table-cell>
              <table:table-cell office:value-type="float" office:value="0.0192666666666667">
                <text:p>0.0192666666666667</text:p>
              </table:table-cell>
            </table:table-row>
            <table:table-row>
              <table:table-cell office:value-type="string">
                <text:p>1,900</text:p>
              </table:table-cell>
              <table:table-cell office:value-type="float" office:value="1.8">
                <text:p>1.8</text:p>
              </table:table-cell>
              <table:table-cell office:value-type="float" office:value="0.0324">
                <text:p>0.0324</text:p>
              </table:table-cell>
              <table:table-cell office:value-type="float" office:value="0.0162">
                <text:p>0.0162</text:p>
              </table:table-cell>
              <table:table-cell office:value-type="float" office:value="0.0216">
                <text:p>0.0216</text:p>
              </table:table-cell>
            </table:table-row>
            <table:table-row>
              <table:table-cell office:value-type="string">
                <text:p>2,000</text:p>
              </table:table-cell>
              <table:table-cell office:value-type="float" office:value="1.9">
                <text:p>1.9</text:p>
              </table:table-cell>
              <table:table-cell office:value-type="float" office:value="0.0361">
                <text:p>0.0361</text:p>
              </table:table-cell>
              <table:table-cell office:value-type="float" office:value="0.01805">
                <text:p>0.01805</text:p>
              </table:table-cell>
              <table:table-cell office:value-type="float" office:value="0.0240666666666667">
                <text:p>0.0240666666666667</text:p>
              </table:table-cell>
            </table:table-row>
            <table:table-row>
              <table:table-cell office:value-type="string">
                <text:p>2,100</text:p>
              </table:table-cell>
              <table:table-cell office:value-type="float" office:value="2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02">
                <text:p>0.02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2,200</text:p>
              </table:table-cell>
              <table:table-cell office:value-type="float" office:value="2.1">
                <text:p>2.1</text:p>
              </table:table-cell>
              <table:table-cell office:value-type="float" office:value="0.0441">
                <text:p>0.0441</text:p>
              </table:table-cell>
              <table:table-cell office:value-type="float" office:value="0.02205">
                <text:p>0.02205</text:p>
              </table:table-cell>
              <table:table-cell office:value-type="float" office:value="0.0294">
                <text:p>0.0294</text:p>
              </table:table-cell>
            </table:table-row>
            <table:table-row>
              <table:table-cell office:value-type="string">
                <text:p>2,300</text:p>
              </table:table-cell>
              <table:table-cell office:value-type="float" office:value="2.2">
                <text:p>2.2</text:p>
              </table:table-cell>
              <table:table-cell office:value-type="float" office:value="0.0484">
                <text:p>0.0484</text:p>
              </table:table-cell>
              <table:table-cell office:value-type="float" office:value="0.0242">
                <text:p>0.0242</text:p>
              </table:table-cell>
              <table:table-cell office:value-type="float" office:value="0.0322666666666667">
                <text:p>0.0322666666666667</text:p>
              </table:table-cell>
            </table:table-row>
            <table:table-row>
              <table:table-cell office:value-type="string">
                <text:p>2,400</text:p>
              </table:table-cell>
              <table:table-cell office:value-type="float" office:value="2.3">
                <text:p>2.3</text:p>
              </table:table-cell>
              <table:table-cell office:value-type="float" office:value="0.0529">
                <text:p>0.0529</text:p>
              </table:table-cell>
              <table:table-cell office:value-type="float" office:value="0.02645">
                <text:p>0.02645</text:p>
              </table:table-cell>
              <table:table-cell office:value-type="float" office:value="0.0352666666666667">
                <text:p>0.0352666666666667</text:p>
              </table:table-cell>
            </table:table-row>
            <table:table-row>
              <table:table-cell office:value-type="string">
                <text:p>2,500</text:p>
              </table:table-cell>
              <table:table-cell office:value-type="float" office:value="2.4">
                <text:p>2.4</text:p>
              </table:table-cell>
              <table:table-cell office:value-type="float" office:value="0.0576">
                <text:p>0.0576</text:p>
              </table:table-cell>
              <table:table-cell office:value-type="float" office:value="0.0288">
                <text:p>0.0288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2,600</text:p>
              </table:table-cell>
              <table:table-cell office:value-type="float" office:value="2.5">
                <text:p>2.5</text:p>
              </table:table-cell>
              <table:table-cell office:value-type="float" office:value="0.0625">
                <text:p>0.0625</text:p>
              </table:table-cell>
              <table:table-cell office:value-type="float" office:value="0.03125">
                <text:p>0.0312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string">
                <text:p>2,700</text:p>
              </table:table-cell>
              <table:table-cell office:value-type="float" office:value="2.6">
                <text:p>2.6</text:p>
              </table:table-cell>
              <table:table-cell office:value-type="float" office:value="0.0676000000000001">
                <text:p>0.0676000000000001</text:p>
              </table:table-cell>
              <table:table-cell office:value-type="float" office:value="0.0338">
                <text:p>0.0338</text:p>
              </table:table-cell>
              <table:table-cell office:value-type="float" office:value="0.0450666666666667">
                <text:p>0.0450666666666667</text:p>
              </table:table-cell>
            </table:table-row>
            <table:table-row>
              <table:table-cell office:value-type="string">
                <text:p>2,800</text:p>
              </table:table-cell>
              <table:table-cell office:value-type="float" office:value="2.7">
                <text:p>2.7</text:p>
              </table:table-cell>
              <table:table-cell office:value-type="float" office:value="0.0729">
                <text:p>0.0729</text:p>
              </table:table-cell>
              <table:table-cell office:value-type="float" office:value="0.03645">
                <text:p>0.03645</text:p>
              </table:table-cell>
              <table:table-cell office:value-type="float" office:value="0.0486">
                <text:p>0.0486</text:p>
              </table:table-cell>
            </table:table-row>
            <table:table-row>
              <table:table-cell office:value-type="string">
                <text:p>2,900</text:p>
              </table:table-cell>
              <table:table-cell office:value-type="float" office:value="2.8">
                <text:p>2.8</text:p>
              </table:table-cell>
              <table:table-cell office:value-type="float" office:value="0.0784000000000001">
                <text:p>0.0784000000000001</text:p>
              </table:table-cell>
              <table:table-cell office:value-type="float" office:value="0.0392">
                <text:p>0.0392</text:p>
              </table:table-cell>
              <table:table-cell office:value-type="float" office:value="0.0522666666666667">
                <text:p>0.0522666666666667</text:p>
              </table:table-cell>
            </table:table-row>
            <table:table-row>
              <table:table-cell office:value-type="string">
                <text:p>3,000</text:p>
              </table:table-cell>
              <table:table-cell office:value-type="float" office:value="2.9">
                <text:p>2.9</text:p>
              </table:table-cell>
              <table:table-cell office:value-type="float" office:value="0.0841000000000001">
                <text:p>0.0841000000000001</text:p>
              </table:table-cell>
              <table:table-cell office:value-type="float" office:value="0.04205">
                <text:p>0.04205</text:p>
              </table:table-cell>
              <table:table-cell office:value-type="float" office:value="0.0560666666666667">
                <text:p>0.0560666666666667</text:p>
              </table:table-cell>
            </table:table-row>
            <table:table-row>
              <table:table-cell office:value-type="string">
                <text:p>3,100</text:p>
              </table:table-cell>
              <table:table-cell office:value-type="float" office:value="3">
                <text:p>3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0.045">
                <text:p>0.04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,200</text:p>
              </table:table-cell>
              <table:table-cell office:value-type="float" office:value="3.1">
                <text:p>3.1</text:p>
              </table:table-cell>
              <table:table-cell office:value-type="float" office:value="0.0961000000000001">
                <text:p>0.0961000000000001</text:p>
              </table:table-cell>
              <table:table-cell office:value-type="float" office:value="0.04805">
                <text:p>0.04805</text:p>
              </table:table-cell>
              <table:table-cell office:value-type="float" office:value="0.0640666666666667">
                <text:p>0.0640666666666667</text:p>
              </table:table-cell>
            </table:table-row>
            <table:table-row>
              <table:table-cell office:value-type="string">
                <text:p>3,300</text:p>
              </table:table-cell>
              <table:table-cell office:value-type="float" office:value="3.2">
                <text:p>3.2</text:p>
              </table:table-cell>
              <table:table-cell office:value-type="float" office:value="0.1024">
                <text:p>0.1024</text:p>
              </table:table-cell>
              <table:table-cell office:value-type="float" office:value="0.0512">
                <text:p>0.0512</text:p>
              </table:table-cell>
              <table:table-cell office:value-type="float" office:value="0.0682666666666667">
                <text:p>0.0682666666666667</text:p>
              </table:table-cell>
            </table:table-row>
            <table:table-row>
              <table:table-cell office:value-type="string">
                <text:p>3,400</text:p>
              </table:table-cell>
              <table:table-cell office:value-type="float" office:value="3.3">
                <text:p>3.3</text:p>
              </table:table-cell>
              <table:table-cell office:value-type="float" office:value="0.1089">
                <text:p>0.1089</text:p>
              </table:table-cell>
              <table:table-cell office:value-type="float" office:value="0.0544500000000001">
                <text:p>0.0544500000000001</text:p>
              </table:table-cell>
              <table:table-cell office:value-type="float" office:value="0.0726000000000001">
                <text:p>0.0726000000000001</text:p>
              </table:table-cell>
            </table:table-row>
            <table:table-row>
              <table:table-cell office:value-type="string">
                <text:p>3,500</text:p>
              </table:table-cell>
              <table:table-cell office:value-type="float" office:value="3.4">
                <text:p>3.4</text:p>
              </table:table-cell>
              <table:table-cell office:value-type="float" office:value="0.1156">
                <text:p>0.1156</text:p>
              </table:table-cell>
              <table:table-cell office:value-type="float" office:value="0.0578000000000001">
                <text:p>0.0578000000000001</text:p>
              </table:table-cell>
              <table:table-cell office:value-type="float" office:value="0.0770666666666667">
                <text:p>0.0770666666666667</text:p>
              </table:table-cell>
            </table:table-row>
            <table:table-row>
              <table:table-cell office:value-type="string">
                <text:p>3,600</text:p>
              </table:table-cell>
              <table:table-cell office:value-type="float" office:value="3.5">
                <text:p>3.5</text:p>
              </table:table-cell>
              <table:table-cell office:value-type="float" office:value="0.1225">
                <text:p>0.1225</text:p>
              </table:table-cell>
              <table:table-cell office:value-type="float" office:value="0.06125">
                <text:p>0.06125</text:p>
              </table:table-cell>
              <table:table-cell office:value-type="float" office:value="0.0816666666666667">
                <text:p>0.0816666666666667</text:p>
              </table:table-cell>
            </table:table-row>
            <table:table-row>
              <table:table-cell office:value-type="string">
                <text:p>3,700</text:p>
              </table:table-cell>
              <table:table-cell office:value-type="float" office:value="3.6">
                <text:p>3.6</text:p>
              </table:table-cell>
              <table:table-cell office:value-type="float" office:value="0.1296">
                <text:p>0.1296</text:p>
              </table:table-cell>
              <table:table-cell office:value-type="float" office:value="0.0648000000000001">
                <text:p>0.0648000000000001</text:p>
              </table:table-cell>
              <table:table-cell office:value-type="float" office:value="0.0864000000000001">
                <text:p>0.0864000000000001</text:p>
              </table:table-cell>
            </table:table-row>
            <table:table-row>
              <table:table-cell office:value-type="string">
                <text:p>3,800</text:p>
              </table:table-cell>
              <table:table-cell office:value-type="float" office:value="3.7">
                <text:p>3.7</text:p>
              </table:table-cell>
              <table:table-cell office:value-type="float" office:value="0.1369">
                <text:p>0.1369</text:p>
              </table:table-cell>
              <table:table-cell office:value-type="float" office:value="0.0684500000000001">
                <text:p>0.0684500000000001</text:p>
              </table:table-cell>
              <table:table-cell office:value-type="float" office:value="0.0912666666666667">
                <text:p>0.0912666666666667</text:p>
              </table:table-cell>
            </table:table-row>
            <table:table-row>
              <table:table-cell office:value-type="string">
                <text:p>3,900</text:p>
              </table:table-cell>
              <table:table-cell office:value-type="float" office:value="3.8">
                <text:p>3.8</text:p>
              </table:table-cell>
              <table:table-cell office:value-type="float" office:value="0.1444">
                <text:p>0.1444</text:p>
              </table:table-cell>
              <table:table-cell office:value-type="float" office:value="0.0722000000000001">
                <text:p>0.0722000000000001</text:p>
              </table:table-cell>
              <table:table-cell office:value-type="float" office:value="0.0962666666666668">
                <text:p>0.0962666666666668</text:p>
              </table:table-cell>
            </table:table-row>
            <table:table-row>
              <table:table-cell office:value-type="string">
                <text:p>4,000</text:p>
              </table:table-cell>
              <table:table-cell office:value-type="float" office:value="3.9">
                <text:p>3.9</text:p>
              </table:table-cell>
              <table:table-cell office:value-type="float" office:value="0.1521">
                <text:p>0.1521</text:p>
              </table:table-cell>
              <table:table-cell office:value-type="float" office:value="0.0760500000000001">
                <text:p>0.0760500000000001</text:p>
              </table:table-cell>
              <table:table-cell office:value-type="float" office:value="0.1014">
                <text:p>0.1014</text:p>
              </table:table-cell>
            </table:table-row>
            <table:table-row>
              <table:table-cell office:value-type="string">
                <text:p>4,100</text:p>
              </table:table-cell>
              <table:table-cell office:value-type="float" office:value="4">
                <text:p>4</text:p>
              </table:table-cell>
              <table:table-cell office:value-type="float" office:value="0.16">
                <text:p>0.16</text:p>
              </table:table-cell>
              <table:table-cell office:value-type="float" office:value="0.0800000000000001">
                <text:p>0.0800000000000001</text:p>
              </table:table-cell>
              <table:table-cell office:value-type="float" office:value="0.106666666666667">
                <text:p>0.106666666666667</text:p>
              </table:table-cell>
            </table:table-row>
            <table:table-row>
              <table:table-cell office:value-type="string">
                <text:p>4,200</text:p>
              </table:table-cell>
              <table:table-cell office:value-type="float" office:value="4.1">
                <text:p>4.1</text:p>
              </table:table-cell>
              <table:table-cell office:value-type="float" office:value="0.1681">
                <text:p>0.1681</text:p>
              </table:table-cell>
              <table:table-cell office:value-type="float" office:value="0.0840500000000001">
                <text:p>0.0840500000000001</text:p>
              </table:table-cell>
              <table:table-cell office:value-type="float" office:value="0.112066666666667">
                <text:p>0.112066666666667</text:p>
              </table:table-cell>
            </table:table-row>
            <table:table-row>
              <table:table-cell office:value-type="string">
                <text:p>4,300</text:p>
              </table:table-cell>
              <table:table-cell office:value-type="float" office:value="4.2">
                <text:p>4.2</text:p>
              </table:table-cell>
              <table:table-cell office:value-type="float" office:value="0.1764">
                <text:p>0.1764</text:p>
              </table:table-cell>
              <table:table-cell office:value-type="float" office:value="0.0882">
                <text:p>0.0882</text:p>
              </table:table-cell>
              <table:table-cell office:value-type="float" office:value="0.1176">
                <text:p>0.1176</text:p>
              </table:table-cell>
            </table:table-row>
            <table:table-row>
              <table:table-cell office:value-type="string">
                <text:p>4,400</text:p>
              </table:table-cell>
              <table:table-cell office:value-type="float" office:value="4.3">
                <text:p>4.3</text:p>
              </table:table-cell>
              <table:table-cell office:value-type="float" office:value="0.1849">
                <text:p>0.1849</text:p>
              </table:table-cell>
              <table:table-cell office:value-type="float" office:value="0.09245">
                <text:p>0.09245</text:p>
              </table:table-cell>
              <table:table-cell office:value-type="float" office:value="0.123266666666667">
                <text:p>0.123266666666667</text:p>
              </table:table-cell>
            </table:table-row>
            <table:table-row>
              <table:table-cell office:value-type="string">
                <text:p>4,500</text:p>
              </table:table-cell>
              <table:table-cell office:value-type="float" office:value="4.4">
                <text:p>4.4</text:p>
              </table:table-cell>
              <table:table-cell office:value-type="float" office:value="0.1936">
                <text:p>0.1936</text:p>
              </table:table-cell>
              <table:table-cell office:value-type="float" office:value="0.0968">
                <text:p>0.0968</text:p>
              </table:table-cell>
              <table:table-cell office:value-type="float" office:value="0.129066666666667">
                <text:p>0.129066666666667</text:p>
              </table:table-cell>
            </table:table-row>
            <table:table-row>
              <table:table-cell office:value-type="string">
                <text:p>4,600</text:p>
              </table:table-cell>
              <table:table-cell office:value-type="float" office:value="4.5">
                <text:p>4.5</text:p>
              </table:table-cell>
              <table:table-cell office:value-type="float" office:value="0.2025">
                <text:p>0.2025</text:p>
              </table:table-cell>
              <table:table-cell office:value-type="float" office:value="0.10125">
                <text:p>0.10125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4,700</text:p>
              </table:table-cell>
              <table:table-cell office:value-type="float" office:value="4.6">
                <text:p>4.6</text:p>
              </table:table-cell>
              <table:table-cell office:value-type="float" office:value="0.2116">
                <text:p>0.2116</text:p>
              </table:table-cell>
              <table:table-cell office:value-type="float" office:value="0.1058">
                <text:p>0.1058</text:p>
              </table:table-cell>
              <table:table-cell office:value-type="float" office:value="0.141066666666667">
                <text:p>0.141066666666667</text:p>
              </table:table-cell>
            </table:table-row>
            <table:table-row>
              <table:table-cell office:value-type="string">
                <text:p>4,800</text:p>
              </table:table-cell>
              <table:table-cell office:value-type="float" office:value="4.7">
                <text:p>4.7</text:p>
              </table:table-cell>
              <table:table-cell office:value-type="float" office:value="0.2209">
                <text:p>0.2209</text:p>
              </table:table-cell>
              <table:table-cell office:value-type="float" office:value="0.11045">
                <text:p>0.11045</text:p>
              </table:table-cell>
              <table:table-cell office:value-type="float" office:value="0.147266666666667">
                <text:p>0.147266666666667</text:p>
              </table:table-cell>
            </table:table-row>
            <table:table-row>
              <table:table-cell office:value-type="string">
                <text:p>4,900</text:p>
              </table:table-cell>
              <table:table-cell office:value-type="float" office:value="4.8">
                <text:p>4.8</text:p>
              </table:table-cell>
              <table:table-cell office:value-type="float" office:value="0.2304">
                <text:p>0.2304</text:p>
              </table:table-cell>
              <table:table-cell office:value-type="float" office:value="0.1152">
                <text:p>0.1152</text:p>
              </table:table-cell>
              <table:table-cell office:value-type="float" office:value="0.1536">
                <text:p>0.1536</text:p>
              </table:table-cell>
            </table:table-row>
            <table:table-row>
              <table:table-cell office:value-type="string">
                <text:p>5,000</text:p>
              </table:table-cell>
              <table:table-cell office:value-type="float" office:value="4.9">
                <text:p>4.9</text:p>
              </table:table-cell>
              <table:table-cell office:value-type="float" office:value="0.2401">
                <text:p>0.2401</text:p>
              </table:table-cell>
              <table:table-cell office:value-type="float" office:value="0.12005">
                <text:p>0.12005</text:p>
              </table:table-cell>
              <table:table-cell office:value-type="float" office:value="0.160066666666667">
                <text:p>0.160066666666667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125">
                <text:p>0.125</text:p>
              </table:table-cell>
              <table:table-cell office:value-type="float" office:value="0.166666666666666">
                <text:p>0.166666666666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